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4" style:family="table">
      <style:table-properties style:width="5.006cm" table:align="left"/>
    </style:style>
    <style:style style:name="Tableau14.A" style:family="table-column">
      <style:table-column-properties style:column-width="1.499cm"/>
    </style:style>
    <style:style style:name="Tableau14.B" style:family="table-column">
      <style:table-column-properties style:column-width="3.507cm"/>
    </style:style>
    <style:style style:name="Tableau1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3" style:family="table">
      <style:table-properties style:width="5.006cm" table:align="left"/>
    </style:style>
    <style:style style:name="Tableau13.A" style:family="table-column">
      <style:table-column-properties style:column-width="1.499cm"/>
    </style:style>
    <style:style style:name="Tableau13.B" style:family="table-column">
      <style:table-column-properties style:column-width="3.507cm"/>
    </style:style>
    <style:style style:name="Tableau1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2" style:family="table">
      <style:table-properties style:width="5.006cm" table:align="left"/>
    </style:style>
    <style:style style:name="Tableau12.A" style:family="table-column">
      <style:table-column-properties style:column-width="1.499cm"/>
    </style:style>
    <style:style style:name="Tableau12.B" style:family="table-column">
      <style:table-column-properties style:column-width="3.507cm"/>
    </style:style>
    <style:style style:name="Tableau1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" style:family="table">
      <style:table-properties style:width="5.006cm" table:align="left"/>
    </style:style>
    <style:style style:name="Tableau11.A" style:family="table-column">
      <style:table-column-properties style:column-width="1.499cm"/>
    </style:style>
    <style:style style:name="Tableau11.B" style:family="table-column">
      <style:table-column-properties style:column-width="3.507cm"/>
    </style:style>
    <style:style style:name="Tableau1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7b383"/>
    </style:style>
    <style:style style:name="P2" style:family="paragraph" style:parent-style-name="Standard">
      <style:text-properties officeooo:paragraph-rsid="0018ec11"/>
    </style:style>
    <style:style style:name="P3" style:family="paragraph" style:parent-style-name="Standard">
      <style:text-properties officeooo:paragraph-rsid="0016ce2a"/>
    </style:style>
    <style:style style:name="P4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ae4c2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c6307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dc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6ce2a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2d47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999999" officeooo:paragraph-rsid="0018ec11"/>
    </style:style>
    <style:style style:name="P29" style:family="paragraph" style:parent-style-name="Table_20_Contents">
      <style:paragraph-properties fo:text-align="center" style:justify-single-word="false"/>
      <style:text-properties fo:color="#999999" officeooo:paragraph-rsid="0016ce2a"/>
    </style:style>
    <style:style style:name="P30" style:family="paragraph" style:parent-style-name="Table_20_Contents">
      <style:paragraph-properties fo:text-align="center" style:justify-single-word="false"/>
      <style:text-properties officeooo:paragraph-rsid="001d2d47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f0c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228ca9" officeooo:paragraph-rsid="00228c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20cf27" officeooo:paragraph-rsid="001f0c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f0cf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8ec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6ce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officeooo:rsid="001ae4c2"/>
    </style:style>
    <style:style style:name="T5" style:family="text">
      <style:text-properties officeooo:rsid="001dcb2d"/>
    </style:style>
    <style:style style:name="T6" style:family="text">
      <style:text-properties officeooo:rsid="0016ce2a"/>
    </style:style>
    <style:style style:name="T7" style:family="text">
      <style:text-properties officeooo:rsid="001d2d47"/>
    </style:style>
    <style:style style:name="T8" style:family="text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officeooo:rsid="00228c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leau14" table:style-name="Tableau14">
        <table:table-column table:style-name="Tableau14.A"/>
        <table:table-column table:style-name="Tableau14.B"/>
        <table:table-row table:style-name="TableLine94858727342048">
          <table:table-cell table:style-name="Tableau14.A1" table:number-columns-spanned="2" office:value-type="string">
            <text:p text:style-name="P30"><text:span text:style-name="T8">Octobre</text:span><text:span text:style-name="T9"> - </text:span><text:span text:style-name="T8">Oktobro</text:span></text:p>
          </table:table-cell>
          <table:covered-table-cell/>
        </table:table-row>
        <table:table-row table:style-name="TableLine94858727422544">
          <table:table-cell table:style-name="Tableau14.A2" office:value-type="string">
            <text:p text:style-name="P17">6</text:p>
          </table:table-cell>
          <table:table-cell table:style-name="Tableau14.A2" office:value-type="string">
            <text:p text:style-name="P17"><text:span text:style-name="T10">t</text:span>raduko ?</text:p>
          </table:table-cell>
        </table:table-row>
        <table:table-row table:style-name="TableLine94858727423600">
          <table:table-cell table:style-name="Tableau14.A2" office:value-type="string">
            <text:p text:style-name="P27">13</text:p>
          </table:table-cell>
          <table:table-cell table:style-name="Tableau14.A2" office:value-type="string">
            <text:p text:style-name="P17"><text:span text:style-name="T10">t</text:span>raduko</text:p>
          </table:table-cell>
        </table:table-row>
        <table:table-row table:style-name="TableLine94858727424016">
          <table:table-cell table:style-name="Tableau14.A2" office:value-type="string">
            <text:p text:style-name="P17">2<text:span text:style-name="T7">0</text:span></text:p>
          </table:table-cell>
          <table:table-cell table:style-name="Tableau14.A2" office:value-type="string">
            <text:p text:style-name="P17">traduko</text:p>
          </table:table-cell>
        </table:table-row>
        <table:table-row table:style-name="TableLine94858727424656">
          <table:table-cell table:style-name="Tableau14.A5" office:value-type="string">
            <text:p text:style-name="P17">2<text:span text:style-name="T7">7</text:span></text:p>
          </table:table-cell>
          <table:table-cell table:style-name="Tableau14.A5" office:value-type="string">
            <text:p text:style-name="P17">traduko</text:p>
          </table:table-cell>
        </table:table-row>
      </table:table>
      <text:p text:style-name="P6"/>
      <text:p text:style-name="P8"/>
      <table:table table:name="Tableau13" table:style-name="Tableau13">
        <table:table-column table:style-name="Tableau13.A"/>
        <table:table-column table:style-name="Tableau13.B"/>
        <table:table-row table:style-name="TableLine94858727426832">
          <table:table-cell table:style-name="Tableau13.A1" table:number-columns-spanned="2" office:value-type="string">
            <text:p text:style-name="P31">Septembre - Septembro</text:p>
          </table:table-cell>
          <table:covered-table-cell/>
        </table:table-row>
        <table:table-row table:style-name="TableLine94858727438832">
          <table:table-cell table:style-name="Tableau13.A2" office:value-type="string">
            <text:p text:style-name="P32">1</text:p>
          </table:table-cell>
          <table:table-cell table:style-name="Tableau13.A2" office:value-type="string">
            <text:p text:style-name="P35">PIV</text:p>
          </table:table-cell>
        </table:table-row>
        <table:table-row table:style-name="TableLine94858727439888">
          <table:table-cell table:style-name="Tableau13.A2" office:value-type="string">
            <text:p text:style-name="P33">8</text:p>
          </table:table-cell>
          <table:table-cell table:style-name="Tableau13.A2" office:value-type="string">
            <text:p text:style-name="P33"><text:span text:style-name="T10">t</text:span>raduko</text:p>
          </table:table-cell>
        </table:table-row>
        <table:table-row table:style-name="TableLine94858727440304">
          <table:table-cell table:style-name="Tableau13.A2" office:value-type="string">
            <text:p text:style-name="P31">15</text:p>
          </table:table-cell>
          <table:table-cell table:style-name="Tableau13.A2" office:value-type="string">
            <text:p text:style-name="P34">PIV</text:p>
          </table:table-cell>
        </table:table-row>
        <table:table-row table:style-name="TableLine94858727440944">
          <table:table-cell table:style-name="Tableau13.A2" office:value-type="string">
            <text:p text:style-name="P36">22</text:p>
          </table:table-cell>
          <table:table-cell table:style-name="Tableau13.A2" office:value-type="string">
            <text:p text:style-name="P37"><text:span text:style-name="T10">a</text:span>nki</text:p>
          </table:table-cell>
        </table:table-row>
        <table:table-row table:style-name="TableLine94858727441584">
          <table:table-cell table:style-name="Tableau13.A6" office:value-type="string">
            <text:p text:style-name="P31">29</text:p>
          </table:table-cell>
          <table:table-cell table:style-name="Tableau13.A6" office:value-type="string">
            <text:p text:style-name="P31"><text:span text:style-name="T10">t</text:span>raduko</text:p>
          </table:table-cell>
        </table:table-row>
      </table:table>
      <text:p text:style-name="P9"/>
      <text:p text:style-name="P7"/>
      <table:table table:name="Tableau12" table:style-name="Tableau12">
        <table:table-column table:style-name="Tableau12.A"/>
        <table:table-column table:style-name="Tableau12.B"/>
        <table:table-row table:style-name="TableLine94858727443840">
          <table:table-cell table:style-name="Tableau12.A1" table:number-columns-spanned="2" office:value-type="string">
            <text:p text:style-name="P18">Août - Aŭgusto</text:p>
          </table:table-cell>
          <table:covered-table-cell/>
        </table:table-row>
        <table:table-row table:style-name="TableLine94858727452512">
          <table:table-cell table:style-name="Tableau12.A2" office:value-type="string">
            <text:p text:style-name="P18">4</text:p>
          </table:table-cell>
          <table:table-cell table:style-name="Tableau12.A2" office:value-type="string">
            <text:p text:style-name="P18">-</text:p>
          </table:table-cell>
        </table:table-row>
        <table:table-row table:style-name="TableLine94858727453696">
          <table:table-cell table:style-name="Tableau12.A2" office:value-type="string">
            <text:p text:style-name="P18">11</text:p>
          </table:table-cell>
          <table:table-cell table:style-name="Tableau12.A2" office:value-type="string">
            <text:p text:style-name="P18">-</text:p>
          </table:table-cell>
        </table:table-row>
        <table:table-row table:style-name="TableLine94858727454000">
          <table:table-cell table:style-name="Tableau12.A2" office:value-type="string">
            <text:p text:style-name="P18">18</text:p>
          </table:table-cell>
          <table:table-cell table:style-name="Tableau12.A2" office:value-type="string">
            <text:p text:style-name="P18">-</text:p>
          </table:table-cell>
        </table:table-row>
        <table:table-row table:style-name="TableLine94858727454720">
          <table:table-cell table:style-name="Tableau12.A5" office:value-type="string">
            <text:p text:style-name="P18">25</text:p>
          </table:table-cell>
          <table:table-cell table:style-name="Tableau12.A5" office:value-type="string">
            <text:p text:style-name="P18">traduko</text:p>
          </table:table-cell>
        </table:table-row>
      </table:table>
      <text:p text:style-name="P4"/>
      <text:p text:style-name="P4"/>
      <table:table table:name="Tableau11" table:style-name="Tableau11">
        <table:table-column table:style-name="Tableau11.A"/>
        <table:table-column table:style-name="Tableau11.B"/>
        <table:table-row table:style-name="TableLine94858727457104">
          <table:table-cell table:style-name="Tableau11.A1" table:number-columns-spanned="2" office:value-type="string">
            <text:p text:style-name="P16">Juillet - Julio</text:p>
          </table:table-cell>
          <table:covered-table-cell/>
        </table:table-row>
        <table:table-row table:style-name="TableLine94858727465664">
          <table:table-cell table:style-name="Tableau11.A2" office:value-type="string">
            <text:p text:style-name="P16">7</text:p>
          </table:table-cell>
          <table:table-cell table:style-name="Tableau11.A2" office:value-type="string">
            <text:p text:style-name="P16">traduko</text:p>
          </table:table-cell>
        </table:table-row>
        <table:table-row table:style-name="TableLine94858727466848">
          <table:table-cell table:style-name="Tableau11.A2" office:value-type="string">
            <text:p text:style-name="P16">14</text:p>
          </table:table-cell>
          <table:table-cell table:style-name="Tableau11.A2" office:value-type="string">
            <text:p text:style-name="P16">-</text:p>
          </table:table-cell>
        </table:table-row>
        <table:table-row table:style-name="TableLine94858727467152">
          <table:table-cell table:style-name="Tableau11.A2" office:value-type="string">
            <text:p text:style-name="P16">21</text:p>
          </table:table-cell>
          <table:table-cell table:style-name="Tableau11.A2" office:value-type="string">
            <text:p text:style-name="P16">-</text:p>
          </table:table-cell>
        </table:table-row>
        <table:table-row table:style-name="TableLine94858727467792">
          <table:table-cell table:style-name="Tableau11.A5" office:value-type="string">
            <text:p text:style-name="P16">28</text:p>
          </table:table-cell>
          <table:table-cell table:style-name="Tableau11.A5" office:value-type="string">
            <text:p text:style-name="P16">traduko</text:p>
          </table:table-cell>
        </table:table-row>
      </table:table>
      <text:p text:style-name="P5"/>
      <text:p text:style-name="P5"/>
      <table:table table:name="Tableau10" table:style-name="Tableau10">
        <table:table-column table:style-name="Tableau10.A"/>
        <table:table-column table:style-name="Tableau10.B"/>
        <table:table-row table:style-name="TableLine94858727470096">
          <table:table-cell table:style-name="Tableau10.A1" table:number-columns-spanned="2" office:value-type="string">
            <text:p text:style-name="P29"><text:span text:style-name="T3">Juin</text:span><text:span text:style-name="T1"> - </text:span><text:span text:style-name="T3">Junio</text:span></text:p>
          </table:table-cell>
          <table:covered-table-cell/>
        </table:table-row>
        <table:table-row table:style-name="TableLine94858727483056">
          <table:table-cell table:style-name="Tableau10.A2" office:value-type="string">
            <text:p text:style-name="P26">2</text:p>
          </table:table-cell>
          <table:table-cell table:style-name="Tableau10.A2" office:value-type="string">
            <text:p text:style-name="P15">traduko</text:p>
          </table:table-cell>
        </table:table-row>
        <table:table-row table:style-name="TableLine94858727484112">
          <table:table-cell table:style-name="Tableau10.A2" office:value-type="string">
            <text:p text:style-name="P26">9</text:p>
          </table:table-cell>
          <table:table-cell table:style-name="Tableau10.A2" office:value-type="string">
            <text:p text:style-name="P15">-</text:p>
          </table:table-cell>
        </table:table-row>
        <table:table-row table:style-name="TableLine94858727484528">
          <table:table-cell table:style-name="Tableau10.A2" office:value-type="string">
            <text:p text:style-name="P25">1<text:span text:style-name="T6">6</text:span></text:p>
          </table:table-cell>
          <table:table-cell table:style-name="Tableau10.A2" office:value-type="string">
            <text:p text:style-name="P15">-</text:p>
          </table:table-cell>
        </table:table-row>
        <table:table-row table:style-name="TableLine94858727485248">
          <table:table-cell table:style-name="Tableau10.A2" office:value-type="string">
            <text:p text:style-name="P26">23</text:p>
          </table:table-cell>
          <table:table-cell table:style-name="Tableau10.A2" office:value-type="string">
            <text:p text:style-name="P15">-</text:p>
          </table:table-cell>
        </table:table-row>
        <table:table-row table:style-name="TableLine94858727486048">
          <table:table-cell table:style-name="Tableau10.A6" office:value-type="string">
            <text:p text:style-name="P26">30</text:p>
          </table:table-cell>
          <table:table-cell table:style-name="Tableau10.A6" office:value-type="string">
            <text:p text:style-name="P15">traduko</text:p>
          </table:table-cell>
        </table:table-row>
      </table:table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 table:style-name="TableLine94858727488128">
          <table:table-cell table:style-name="Tableau1.A1" table:number-columns-spanned="2" office:value-type="string">
            <text:p text:style-name="P10">Mai - Majo</text:p>
          </table:table-cell>
          <table:covered-table-cell/>
        </table:table-row>
        <table:table-row table:style-name="TableLine94858727497120">
          <table:table-cell table:style-name="Tableau1.A2" office:value-type="string">
            <text:p text:style-name="P24">5</text:p>
          </table:table-cell>
          <table:table-cell table:style-name="Tableau1.A2" office:value-type="string">
            <text:p text:style-name="P19">-</text:p>
          </table:table-cell>
        </table:table-row>
        <table:table-row table:style-name="TableLine94858727498176">
          <table:table-cell table:style-name="Tableau1.A2" office:value-type="string">
            <text:p text:style-name="P24">12</text:p>
          </table:table-cell>
          <table:table-cell table:style-name="Tableau1.A2" office:value-type="string">
            <text:p text:style-name="P11">traduko</text:p>
          </table:table-cell>
        </table:table-row>
        <table:table-row table:style-name="TableLine94858727498592">
          <table:table-cell table:style-name="Tableau1.A2" office:value-type="string">
            <text:p text:style-name="P11">1<text:span text:style-name="T5">9</text:span></text:p>
          </table:table-cell>
          <table:table-cell table:style-name="Tableau1.A2" office:value-type="string">
            <text:p text:style-name="P11">traduko</text:p>
          </table:table-cell>
        </table:table-row>
        <table:table-row table:style-name="TableLine94858727499312">
          <table:table-cell table:style-name="Tableau1.A5" office:value-type="string">
            <text:p text:style-name="P24">26</text:p>
          </table:table-cell>
          <table:table-cell table:style-name="Tableau1.A5" office:value-type="string">
            <text:p text:style-name="P11">-</text:p>
          </table:table-cell>
        </table:table-row>
      </table:table>
      <text:p text:style-name="Standard"/>
      <text:p text:style-name="P1"/>
      <table:table table:name="Tableau2" table:style-name="Tableau2">
        <table:table-column table:style-name="Tableau2.A"/>
        <table:table-column table:style-name="Tableau2.B"/>
        <table:table-row table:style-name="TableLine94858727501696">
          <table:table-cell table:style-name="Tableau2.A1" table:number-columns-spanned="2" office:value-type="string">
            <text:p text:style-name="P10">Avril - Aprilo</text:p>
          </table:table-cell>
          <table:covered-table-cell/>
        </table:table-row>
        <table:table-row table:style-name="TableLine94858727510784">
          <table:table-cell table:style-name="Tableau2.A2" office:value-type="string">
            <text:p text:style-name="P11">7</text:p>
          </table:table-cell>
          <table:table-cell table:style-name="Tableau2.A2" office:value-type="string">
            <text:p text:style-name="P20">-</text:p>
          </table:table-cell>
        </table:table-row>
        <table:table-row table:style-name="TableLine94858727511968">
          <table:table-cell table:style-name="Tableau2.A2" office:value-type="string">
            <text:p text:style-name="P11">14</text:p>
          </table:table-cell>
          <table:table-cell table:style-name="Tableau2.A2" office:value-type="string">
            <text:p text:style-name="P11">traduko</text:p>
          </table:table-cell>
        </table:table-row>
        <table:table-row table:style-name="TableLine94858727512272">
          <table:table-cell table:style-name="Tableau2.A2" office:value-type="string">
            <text:p text:style-name="P11">21</text:p>
          </table:table-cell>
          <table:table-cell table:style-name="Tableau2.A2" office:value-type="string">
            <text:p text:style-name="P11">traduko</text:p>
          </table:table-cell>
        </table:table-row>
        <table:table-row table:style-name="TableLine94858727512992">
          <table:table-cell table:style-name="Tableau2.A5" office:value-type="string">
            <text:p text:style-name="P11">28</text:p>
          </table:table-cell>
          <table:table-cell table:style-name="Tableau2.A5" office:value-type="string">
            <text:p text:style-name="P11">traduko</text:p>
          </table:table-cell>
        </table:table-row>
      </table:table>
      <text:p text:style-name="P1"/>
      <text:p text:style-name="P2"><text:soft-page-break/></text:p>
      <table:table table:name="Tableau3" table:style-name="Tableau3">
        <table:table-column table:style-name="Tableau3.A"/>
        <table:table-column table:style-name="Tableau3.B"/>
        <table:table-row table:style-name="TableLine94858727517536">
          <table:table-cell table:style-name="Tableau3.A1" table:number-columns-spanned="2" office:value-type="string">
            <text:p text:style-name="P28"><text:span text:style-name="T1">Ma</text:span><text:span text:style-name="T2">rs</text:span><text:span text:style-name="T1"> - </text:span><text:span text:style-name="T2">Marto</text:span></text:p>
          </table:table-cell>
          <table:covered-table-cell/>
        </table:table-row>
        <table:table-row table:style-name="TableLine94858727532592">
          <table:table-cell table:style-name="Tableau3.A2" office:value-type="string">
            <text:p text:style-name="P22">3</text:p>
          </table:table-cell>
          <table:table-cell table:style-name="Tableau3.A2" office:value-type="string">
            <text:p text:style-name="P12">traduko</text:p>
          </table:table-cell>
        </table:table-row>
        <table:table-row table:style-name="TableLine94858727533648">
          <table:table-cell table:style-name="Tableau3.A2" office:value-type="string">
            <text:p text:style-name="P22">10</text:p>
          </table:table-cell>
          <table:table-cell table:style-name="Tableau3.A2" office:value-type="string">
            <text:p text:style-name="P13">traduko</text:p>
          </table:table-cell>
        </table:table-row>
        <table:table-row table:style-name="TableLine94858727534064">
          <table:table-cell table:style-name="Tableau3.A2" office:value-type="string">
            <text:p text:style-name="P13">1<text:span text:style-name="T4">7</text:span></text:p>
          </table:table-cell>
          <table:table-cell table:style-name="Tableau3.A2" office:value-type="string">
            <text:p text:style-name="P13">traduko</text:p>
          </table:table-cell>
        </table:table-row>
        <table:table-row table:style-name="TableLine94858727534704">
          <table:table-cell table:style-name="Tableau3.A2" office:value-type="string">
            <text:p text:style-name="P13">2<text:span text:style-name="T4">4</text:span></text:p>
          </table:table-cell>
          <table:table-cell table:style-name="Tableau3.A2" office:value-type="string">
            <text:p text:style-name="P21">-</text:p>
          </table:table-cell>
        </table:table-row>
        <table:table-row table:style-name="TableLine94858727535344">
          <table:table-cell table:style-name="Tableau3.A6" office:value-type="string">
            <text:p text:style-name="P13">3<text:span text:style-name="T4">1</text:span></text:p>
          </table:table-cell>
          <table:table-cell table:style-name="Tableau3.A6" office:value-type="string">
            <text:p text:style-name="P13">traduko</text:p>
          </table:table-cell>
        </table:table-row>
      </table:table>
      <text:p text:style-name="P2"/>
      <text:p text:style-name="P2"/>
      <table:table table:name="Tableau4" table:style-name="Tableau4">
        <table:table-column table:style-name="Tableau4.A"/>
        <table:table-column table:style-name="Tableau4.B"/>
        <table:table-row table:style-name="TableLine94858727537424">
          <table:table-cell table:style-name="Tableau4.A1" table:number-columns-spanned="2" office:value-type="string">
            <text:p text:style-name="P28"><text:span text:style-name="T2">Février</text:span><text:span text:style-name="T1"> - </text:span><text:span text:style-name="T2">Februaro</text:span></text:p>
          </table:table-cell>
          <table:covered-table-cell/>
        </table:table-row>
        <table:table-row table:style-name="TableLine94858727546896">
          <table:table-cell table:style-name="Tableau4.A2" office:value-type="string">
            <text:p text:style-name="P22">3</text:p>
          </table:table-cell>
          <table:table-cell table:style-name="Tableau4.A2" office:value-type="string">
            <text:p text:style-name="P21">-</text:p>
          </table:table-cell>
        </table:table-row>
        <table:table-row table:style-name="TableLine94858727547952">
          <table:table-cell table:style-name="Tableau4.A2" office:value-type="string">
            <text:p text:style-name="P22">10</text:p>
          </table:table-cell>
          <table:table-cell table:style-name="Tableau4.A2" office:value-type="string">
            <text:p text:style-name="P13">traduko</text:p>
          </table:table-cell>
        </table:table-row>
        <table:table-row table:style-name="TableLine94858727548368">
          <table:table-cell table:style-name="Tableau4.A2" office:value-type="string">
            <text:p text:style-name="P22">17</text:p>
          </table:table-cell>
          <table:table-cell table:style-name="Tableau4.A2" office:value-type="string">
            <text:p text:style-name="P13">traduko</text:p>
          </table:table-cell>
        </table:table-row>
        <table:table-row table:style-name="TableLine94858727549088">
          <table:table-cell table:style-name="Tableau4.A5" office:value-type="string">
            <text:p text:style-name="P22">24</text:p>
          </table:table-cell>
          <table:table-cell table:style-name="Tableau4.A5" office:value-type="string">
            <text:p text:style-name="P13">traduko</text:p>
          </table:table-cell>
        </table:table-row>
      </table:table>
      <text:p text:style-name="P2"/>
      <text:p text:style-name="P2"/>
      <table:table table:name="Tableau5" table:style-name="Tableau5">
        <table:table-column table:style-name="Tableau5.A"/>
        <table:table-column table:style-name="Tableau5.B"/>
        <table:table-row table:style-name="TableLine94858727551216">
          <table:table-cell table:style-name="Tableau5.A1" table:number-columns-spanned="2" office:value-type="string">
            <text:p text:style-name="P28"><text:span text:style-name="T2">Janvier</text:span><text:span text:style-name="T1"> - </text:span><text:span text:style-name="T2">Januaro</text:span></text:p>
          </table:table-cell>
          <table:covered-table-cell/>
        </table:table-row>
        <table:table-row table:style-name="TableLine94858727561200">
          <table:table-cell table:style-name="Tableau5.A2" office:value-type="string">
            <text:p text:style-name="P22">6</text:p>
          </table:table-cell>
          <table:table-cell table:style-name="Tableau5.A2" office:value-type="string">
            <text:p text:style-name="P21">-</text:p>
          </table:table-cell>
        </table:table-row>
        <table:table-row table:style-name="TableLine94858727562256">
          <table:table-cell table:style-name="Tableau5.A2" office:value-type="string">
            <text:p text:style-name="P22">13</text:p>
          </table:table-cell>
          <table:table-cell table:style-name="Tableau5.A2" office:value-type="string">
            <text:p text:style-name="P13">traduko</text:p>
          </table:table-cell>
        </table:table-row>
        <table:table-row table:style-name="TableLine94858727562672">
          <table:table-cell table:style-name="Tableau5.A2" office:value-type="string">
            <text:p text:style-name="P22">20</text:p>
          </table:table-cell>
          <table:table-cell table:style-name="Tableau5.A2" office:value-type="string">
            <text:p text:style-name="P13">traduko</text:p>
          </table:table-cell>
        </table:table-row>
        <table:table-row table:style-name="TableLine94858727563392">
          <table:table-cell table:style-name="Tableau5.A5" office:value-type="string">
            <text:p text:style-name="P22">27</text:p>
          </table:table-cell>
          <table:table-cell table:style-name="Tableau5.A5" office:value-type="string">
            <text:p text:style-name="P13">traduko</text:p>
          </table:table-cell>
        </table:table-row>
      </table:table>
      <text:p text:style-name="P2"/>
      <text:p text:style-name="P2"/>
      <table:table table:name="Tableau6" table:style-name="Tableau6">
        <table:table-column table:style-name="Tableau6.A"/>
        <table:table-column table:style-name="Tableau6.B"/>
        <table:table-row table:style-name="TableLine94858727565520">
          <table:table-cell table:style-name="Tableau6.A1" table:number-columns-spanned="2" office:value-type="string">
            <text:p text:style-name="P28"><text:span text:style-name="T2">Décembre</text:span><text:span text:style-name="T1"> - </text:span><text:span text:style-name="T2">Decembro</text:span></text:p>
          </table:table-cell>
          <table:covered-table-cell/>
        </table:table-row>
        <table:table-row table:style-name="TableLine94858727576992">
          <table:table-cell table:style-name="Tableau6.A2" office:value-type="string">
            <text:p text:style-name="P13">2</text:p>
          </table:table-cell>
          <table:table-cell table:style-name="Tableau6.A2" office:value-type="string">
            <text:p text:style-name="P12">traduko</text:p>
          </table:table-cell>
        </table:table-row>
        <table:table-row table:style-name="TableLine94858727578048">
          <table:table-cell table:style-name="Tableau6.A2" office:value-type="string">
            <text:p text:style-name="P13">9</text:p>
          </table:table-cell>
          <table:table-cell table:style-name="Tableau6.A2" office:value-type="string">
            <text:p text:style-name="P13">traduko</text:p>
          </table:table-cell>
        </table:table-row>
        <table:table-row table:style-name="TableLine94858727578464">
          <table:table-cell table:style-name="Tableau6.A2" office:value-type="string">
            <text:p text:style-name="P13">16</text:p>
          </table:table-cell>
          <table:table-cell table:style-name="Tableau6.A2" office:value-type="string">
            <text:p text:style-name="P13">traduko</text:p>
          </table:table-cell>
        </table:table-row>
        <table:table-row table:style-name="TableLine94858727579184">
          <table:table-cell table:style-name="Tableau6.A2" office:value-type="string">
            <text:p text:style-name="P13">23</text:p>
          </table:table-cell>
          <table:table-cell table:style-name="Tableau6.A2" office:value-type="string">
            <text:p text:style-name="P21">-</text:p>
          </table:table-cell>
        </table:table-row>
        <table:table-row table:style-name="TableLine94858727579984">
          <table:table-cell table:style-name="Tableau6.A6" office:value-type="string">
            <text:p text:style-name="P13">30</text:p>
          </table:table-cell>
          <table:table-cell table:style-name="Tableau6.A6" office:value-type="string">
            <text:p text:style-name="P13">-</text:p>
          </table:table-cell>
        </table:table-row>
      </table:table>
      <text:p text:style-name="P2"/>
      <text:p text:style-name="P2"/>
      <table:table table:name="Tableau7" table:style-name="Tableau7">
        <table:table-column table:style-name="Tableau7.A"/>
        <table:table-column table:style-name="Tableau7.B"/>
        <table:table-row table:style-name="TableLine94858727582064">
          <table:table-cell table:style-name="Tableau7.A1" table:number-columns-spanned="2" office:value-type="string">
            <text:p text:style-name="P28"><text:span text:style-name="T2">Novembre</text:span><text:span text:style-name="T1"> - </text:span><text:span text:style-name="T2">Novembro</text:span></text:p>
          </table:table-cell>
          <table:covered-table-cell/>
        </table:table-row>
        <table:table-row table:style-name="TableLine94858727588288">
          <table:table-cell table:style-name="Tableau7.A2" office:value-type="string">
            <text:p text:style-name="P22">4</text:p>
          </table:table-cell>
          <table:table-cell table:style-name="Tableau7.A2" office:value-type="string">
            <text:p text:style-name="P21">-</text:p>
          </table:table-cell>
        </table:table-row>
        <table:table-row table:style-name="TableLine94858727595408">
          <table:table-cell table:style-name="Tableau7.A2" office:value-type="string">
            <text:p text:style-name="P22">11</text:p>
          </table:table-cell>
          <table:table-cell table:style-name="Tableau7.A2" office:value-type="string">
            <text:p text:style-name="P13">traduko</text:p>
          </table:table-cell>
        </table:table-row>
        <table:table-row table:style-name="TableLine94858727595712">
          <table:table-cell table:style-name="Tableau7.A2" office:value-type="string">
            <text:p text:style-name="P13">1<text:span text:style-name="T4">8</text:span></text:p>
          </table:table-cell>
          <table:table-cell table:style-name="Tableau7.A2" office:value-type="string">
            <text:p text:style-name="P13">traduko</text:p>
          </table:table-cell>
        </table:table-row>
        <table:table-row table:style-name="TableLine94858727596432">
          <table:table-cell table:style-name="Tableau7.A5" office:value-type="string">
            <text:p text:style-name="P22">25</text:p>
          </table:table-cell>
          <table:table-cell table:style-name="Tableau7.A5" office:value-type="string">
            <text:p text:style-name="P13">traduko</text:p>
          </table:table-cell>
        </table:table-row>
      </table:table>
      <text:p text:style-name="P2"/>
      <table:table table:name="Tableau8" table:style-name="Tableau8">
        <table:table-column table:style-name="Tableau8.A"/>
        <table:table-column table:style-name="Tableau8.B"/>
        <table:table-row table:style-name="TableLine94858727598208">
          <table:table-cell table:style-name="Tableau8.A1" table:number-columns-spanned="2" office:value-type="string">
            <text:p text:style-name="P28"><text:span text:style-name="T2">Octobre</text:span><text:span text:style-name="T1"> - </text:span><text:span text:style-name="T2">Oktobro</text:span></text:p>
          </table:table-cell>
          <table:covered-table-cell/>
        </table:table-row>
        <table:table-row table:style-name="TableLine94858727609872">
          <table:table-cell table:style-name="Tableau8.A2" office:value-type="string">
            <text:p text:style-name="P22">1</text:p>
          </table:table-cell>
          <table:table-cell table:style-name="Tableau8.A2" office:value-type="string">
            <text:p text:style-name="P14">traduko</text:p>
          </table:table-cell>
        </table:table-row>
        <table:table-row table:style-name="TableLine94858727610928">
          <table:table-cell table:style-name="Tableau8.A2" office:value-type="string">
            <text:p text:style-name="P22">8</text:p>
          </table:table-cell>
          <table:table-cell table:style-name="Tableau8.A2" office:value-type="string">
            <text:p text:style-name="P13">traduko</text:p>
          </table:table-cell>
        </table:table-row>
        <table:table-row table:style-name="TableLine94858727611344">
          <table:table-cell table:style-name="Tableau8.A2" office:value-type="string">
            <text:p text:style-name="P13">1<text:span text:style-name="T4">5</text:span></text:p>
          </table:table-cell>
          <table:table-cell table:style-name="Tableau8.A2" office:value-type="string">
            <text:p text:style-name="P13">-</text:p>
          </table:table-cell>
        </table:table-row>
        <table:table-row table:style-name="TableLine94858727612064">
          <table:table-cell table:style-name="Tableau8.A2" office:value-type="string">
            <text:p text:style-name="P13">2<text:span text:style-name="T4">2</text:span></text:p>
          </table:table-cell>
          <table:table-cell table:style-name="Tableau8.A2" office:value-type="string">
            <text:p text:style-name="P14">traduko</text:p>
          </table:table-cell>
        </table:table-row>
        <table:table-row table:style-name="TableLine94858727612864">
          <table:table-cell table:style-name="Tableau8.A6" office:value-type="string">
            <text:p text:style-name="P22">28</text:p>
          </table:table-cell>
          <table:table-cell table:style-name="Tableau8.A6" office:value-type="string">
            <text:p text:style-name="P13">traduko</text:p>
          </table:table-cell>
        </table:table-row>
      </table:table>
      <text:p text:style-name="P2"/>
      <text:p text:style-name="P2"/>
      <table:table table:name="Tableau9" table:style-name="Tableau9">
        <table:table-column table:style-name="Tableau9.A"/>
        <table:table-column table:style-name="Tableau9.B"/>
        <table:table-row table:style-name="TableLine94858727614944">
          <table:table-cell table:style-name="Tableau9.A1" table:number-columns-spanned="2" office:value-type="string">
            <text:p text:style-name="P28"><text:span text:style-name="T2">Septembre</text:span><text:span text:style-name="T1"> - </text:span><text:span text:style-name="T2">Septembro</text:span></text:p>
          </table:table-cell>
          <table:covered-table-cell/>
        </table:table-row>
        <table:table-row table:style-name="TableLine94858727623216">
          <table:table-cell table:style-name="Tableau9.A2" office:value-type="string">
            <text:p text:style-name="P23">10</text:p>
          </table:table-cell>
          <table:table-cell table:style-name="Tableau9.A2" office:value-type="string">
            <text:p text:style-name="P14">traduko</text:p>
          </table:table-cell>
        </table:table-row>
        <table:table-row table:style-name="TableLine94858727624272">
          <table:table-cell table:style-name="Tableau9.A2" office:value-type="string">
            <text:p text:style-name="P23">17</text:p>
          </table:table-cell>
          <table:table-cell table:style-name="Tableau9.A2" office:value-type="string">
            <text:p text:style-name="P14">traduko</text:p>
          </table:table-cell>
        </table:table-row>
        <table:table-row table:style-name="TableLine94858727624688">
          <table:table-cell table:style-name="Tableau9.A4" office:value-type="string">
            <text:p text:style-name="P23">24</text:p>
          </table:table-cell>
          <table:table-cell table:style-name="Tableau9.A4" office:value-type="string">
            <text:p text:style-name="P13">traduk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Correcteur</meta:initial-creator>
    <meta:creation-date>2022-05-13T13:23:49.637052634</meta:creation-date>
    <dc:date>2022-09-20T10:24:25.864977523</dc:date>
    <dc:creator>Bob Correcteur</dc:creator>
    <meta:editing-duration>PT26M38S</meta:editing-duration>
    <meta:editing-cycles>22</meta:editing-cycles>
    <meta:generator>LibreOffice/6.4.7.2$Linux_X86_64 LibreOffice_project/40$Build-2</meta:generator>
    <meta:document-statistic meta:table-count="14" meta:image-count="0" meta:object-count="0" meta:page-count="2" meta:paragraph-count="134" meta:word-count="163" meta:character-count="632" meta:non-whitespace-character-count="603"/>
  </office:meta>
</office:document-meta>
</file>